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rtikel 1</text:p>
          </table:table-cell>
          <table:table-cell office:value-type="string" calcext:value-type="string">
            <text:p>Ini adalah artikel 1 Ini adalah artikel 1 Ini adalah artikel 1 Ini adalah artikel 1 Ini adalah artikel 1 Ini adalah artikel 1 Ini adalah artikel 1 Ini adalah artikel 1 Ini adalah artikel 1 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rtikel 2</text:p>
          </table:table-cell>
          <table:table-cell office:value-type="string" calcext:value-type="string">
            <text:p>Ini adalah artikel 2 Ini adalah artikel 2 Ini adalah artikel 2 Ini adalah artikel 2 Ini adalah artikel 2 Ini adalah artikel 2 Ini adalah artikel 2 Ini adalah artikel 2 Ini adalah artikel 2 Ini adalah artikel 2 <text:s/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rtikel 3</text:p>
          </table:table-cell>
          <table:table-cell office:value-type="string" calcext:value-type="string">
            <text:p>Ini adalah artikel 3 Ini adalah artikel 3Ini adalah artikel 3Ini adalah artikel 3Ini adalah artikel 3Ini adalah artikel 3Ini adalah artikel 3Ini adalah artikel 3Ini adalah artikel 3Ini adalah artikel 3Ini adalah artikel 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rtikel 4</text:p>
          </table:table-cell>
          <table:table-cell office:value-type="string" calcext:value-type="string">
            <text:p>ini adalah artikel 4</text:p>
          </table:table-cell>
          <table:table-cell table:number-columns-repeated="255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4:36:30.826799700</meta:creation-date>
    <dc:date>2017-02-13T13:16:12.729704973</dc:date>
    <meta:editing-cycles>3</meta:editing-cycles>
    <meta:editing-duration>PT3M19S</meta:editing-duration>
    <meta:generator>LibreOffice/5.1.4.2$Linux_X86_64 LibreOffice_project/10m0$Build-2</meta:generator>
    <meta:document-statistic meta:table-count="1" meta:cell-count="10" meta:object-count="0"/>
  </office:meta>
</office:document-meta>
</file>